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Ubuntu Mono3" svg:font-family="'Ubuntu Mono'"/>
    <style:font-face style:name="Ubuntu Mono4" svg:font-family="'Ubuntu Mono'" style:font-adornments="Regular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3f90" draw:marker-start-width="0.355cm" draw:marker-end-width="0.355cm" draw:fill-color="#87ddec" draw:textarea-horizontal-align="center" draw:textarea-vertical-align="middle" draw:auto-grow-height="false" fo:min-height="0.503cm" fo:min-width="15.006cm" fo:padding-top="0.15cm" fo:padding-bottom="0.15cm" fo:padding-left="0.279cm" fo:padding-right="0.275cm"/>
    </style:style>
    <style:style style:name="gr2" style:family="graphic" style:parent-style-name="standard">
      <style:graphic-properties svg:stroke-width="0.051cm" svg:stroke-color="#003f90" draw:marker-start-width="0.355cm" draw:marker-end-width="0.355cm" draw:fill-color="#a6efe3" draw:textarea-horizontal-align="center" draw:textarea-vertical-align="middle" draw:auto-grow-height="false" fo:min-height="0.503cm" fo:min-width="14.727cm" fo:padding-top="0.15cm" fo:padding-bottom="0.15cm" fo:padding-left="0.279cm" fo:padding-right="0.275cm"/>
    </style:style>
    <style:style style:name="gr3" style:family="graphic" style:parent-style-name="standard">
      <style:graphic-properties draw:stroke="none" draw:fill="solid" draw:fill-color="#000000" fo:min-height="0.849cm"/>
    </style:style>
    <style:style style:name="P1" style:family="paragraph">
      <style:paragraph-properties fo:text-align="center"/>
    </style:style>
    <style:style style:name="P2" style:family="paragraph">
      <loext:graphic-properties draw:fill-color="#87ddec"/>
      <style:paragraph-properties fo:text-align="center"/>
      <style:text-properties style:font-name="Ubuntu Mono2" fo:font-size="24pt" style:font-size-asian="18pt" style:font-size-complex="18pt"/>
    </style:style>
    <style:style style:name="P3" style:family="paragraph">
      <loext:graphic-properties draw:fill-color="#a6efe3"/>
      <style:paragraph-properties fo:text-align="center"/>
      <style:text-properties style:font-name="Ubuntu Mono2" fo:font-size="24pt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text-align="center"/>
      <style:text-properties fo:color="#ff3333"/>
    </style:style>
    <style:style style:name="P6" style:family="paragraph">
      <loext:graphic-properties draw:fill="solid" draw:fill-color="#000000"/>
      <style:paragraph-properties fo:text-align="center"/>
      <style:text-properties fo:color="#ff3333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="solid" draw:fill-color="#000000"/>
      <style:paragraph-properties fo:text-align="center"/>
      <style:text-properties fo:color="#ffffff"/>
    </style:style>
    <style:style style:name="T1" style:family="text">
      <style:text-properties style:font-name="Ubuntu Mono4" fo:font-size="24pt" style:font-name-asian="Ubuntu Mono4" style:font-size-asian="18pt" style:font-name-complex="Ubuntu Mono4" style:font-size-complex="18pt"/>
    </style:style>
    <style:style style:name="T2" style:family="text">
      <style:text-properties fo:color="#ff3333" style:font-name="Ubuntu Mono4" fo:font-size="24pt" style:font-name-asian="Ubuntu Mono4" style:font-size-asian="18pt" style:font-name-complex="Ubuntu Mono4" style:font-size-complex="18pt"/>
    </style:style>
    <style:style style:name="T3" style:family="text">
      <style:text-properties fo:color="#ffff00" style:font-name="Ubuntu Mono4" fo:font-size="24pt" style:font-name-asian="Ubuntu Mono4" style:font-size-asian="18pt" style:font-name-complex="Ubuntu Mono4" style:font-size-complex="18pt"/>
    </style:style>
    <style:style style:name="T4" style:family="text">
      <style:text-properties fo:color="#579d1c" style:font-name="Ubuntu Mono4" fo:font-size="24pt" style:font-name-asian="Ubuntu Mono4" style:font-size-asian="18pt" style:font-name-complex="Ubuntu Mono4" style:font-size-complex="18pt"/>
    </style:style>
    <style:style style:name="T5" style:family="text">
      <style:text-properties fo:color="#00ccff" style:font-name="Ubuntu Mono4" fo:font-size="24pt" style:font-name-asian="Ubuntu Mono4" style:font-size-asian="18pt" style:font-name-complex="Ubuntu Mono4" style:font-size-complex="18pt"/>
    </style:style>
    <style:style style:name="T6" style:family="text">
      <style:text-properties fo:color="#ffffff" style:font-name="Ubuntu Mono4" fo:font-size="24pt" style:font-name-asian="Ubuntu Mono4" style:font-size-asian="18pt" style:font-name-complex="Ubuntu Mono4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367cm" svg:height="0.889cm" svg:x="4.064cm" svg:y="2.032cm">
          <text:p text:style-name="P1"><text:span text:style-name="T1">0000000</text:span><text:span text:style-name="T1">1 </text:span><text:span text:style-name="T1">0010101</text:span><text:span text:style-name="T1">0 </text:span><text:span text:style-name="T1">0100000</text:span><text:span text:style-name="T1">0 </text:span><text:span text:style-name="T1">0010000</text:span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5.367cm" svg:height="0.889cm" svg:x="4.064cm" svg:y="3.132cm">
          <text:p text:style-name="P1"><text:span text:style-name="T1">00000001 00101010 01000000 00100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9.809cm" svg:height="1.099cm" svg:x="2.286cm" svg:y="6.731cm">
          <draw:text-box>
            <text:p text:style-name="P1"><text:span text:style-name="T2">00000001</text:span><text:span text:style-name="T1"> </text:span><text:span text:style-name="T3">00101010</text:span><text:span text:style-name="T1"> </text:span><text:span text:style-name="T4">01000000</text:span><text:span text:style-name="T1"> </text:span><text:span text:style-name="T5">00100000</text:span></text:p>
          </draw:text-box>
        </draw:frame>
        <draw:frame draw:style-name="gr3" draw:text-style-name="P4" draw:layer="layout" svg:width="19.81cm" svg:height="1.099cm" svg:x="2.287cm" svg:y="7.832cm">
          <draw:text-box>
            <text:p text:style-name="P1"><text:span text:style-name="T2">add</text:span><text:span text:style-name="T1"> </text:span><text:span text:style-name="T3">$t0,</text:span><text:span text:style-name="T1"> </text:span><text:span text:style-name="T4">$t1,</text:span><text:span text:style-name="T1"> </text:span><text:span text:style-name="T5">$t2</text:span></text:p>
          </draw:text-box>
        </draw:frame>
        <draw:frame draw:style-name="gr3" draw:text-style-name="P6" draw:layer="layout" svg:width="19.809cm" svg:height="1.099cm" svg:x="2.289cm" svg:y="8.933cm">
          <draw:text-box>
            <text:p text:style-name="P5"><text:span text:style-name="T3">x =</text:span><text:span text:style-name="T2"> </text:span><text:span text:style-name="T4">y</text:span><text:span text:style-name="T2"> + </text:span><text:span text:style-name="T5">z</text:span></text:p>
          </draw:text-box>
        </draw:frame>
        <draw:frame draw:style-name="gr3" draw:text-style-name="P8" draw:layer="layout" svg:width="19.809cm" svg:height="1.099cm" svg:x="2.287cm" svg:y="5.632cm">
          <draw:text-box>
            <text:p text:style-name="P7"><text:span text:style-name="T6">_______</text:span><text:span text:style-name="T6">█</text:span><text:span text:style-name="T6"> __█_█_█_ _█______ __█_____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Ubuntu Mono3" svg:font-family="'Ubuntu Mono'"/>
    <style:font-face style:name="Ubuntu Mono4" svg:font-family="'Ubuntu Mono'" style:font-adornments="Regular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Linux Libertine O" svg:font-family="'Linux Libertine O'" style:font-pitch="variable"/>
    <style:font-face style:name="Noto Sans CJK SC Regular1" svg:font-family="'Noto Sans CJK SC Regular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0:18:22.585913310</meta:creation-date>
    <dc:date>2016-08-08T13:13:51.827621225</dc:date>
    <meta:editing-duration>PT3H52M12S</meta:editing-duration>
    <meta:editing-cycles>9</meta:editing-cycles>
    <meta:generator>LibreOffice/5.1.5.2$Linux_X86_64 LibreOffice_project/10m0$Build-2</meta:generator>
    <meta:document-statistic meta:object-count="6"/>
  </office:meta>
</office:document-meta>
</file>